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style:font-name="Century Gothic" fo:language="en" fo:country="US"/>
    </style:style>
    <style:style style:name="P4" style:family="paragraph" style:parent-style-name="Standard">
      <style:text-properties style:font-name="Century Gothic" fo:language="en" fo:country="US" fo:font-weight="bold" style:font-weight-asian="bold"/>
    </style:style>
    <style:style style:name="P5" style:family="paragraph" style:parent-style-name="Standard">
      <style:paragraph-properties>
        <style:tab-stops/>
      </style:paragraph-properties>
      <style:text-properties style:font-name="Century Gothic" fo:font-size="11pt" fo:language="en" fo:country="US" style:font-size-asian="11pt"/>
    </style:style>
    <style:style style:name="P6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P8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bold" style:font-size-asian="12pt" style:font-weight-asian="bold" style:font-size-complex="12pt" style:font-weight-complex="bold"/>
    </style:style>
    <style:style style:name="P11" style:family="paragraph" style:parent-style-name="Subtitle">
      <style:paragraph-properties fo:margin-left="0in" fo:margin-right="0in" fo:text-indent="0in" style:auto-text-indent="false"/>
    </style:style>
    <style:style style:name="P12" style:family="paragraph" style:parent-style-name="Standard" style:list-style-name="WW8Num12">
      <style:text-properties style:font-name="Century Gothic" fo:language="en" fo:country="US"/>
    </style:style>
    <style:style style:name="P13" style:family="paragraph" style:parent-style-name="Standard">
      <style:paragraph-properties>
        <style:tab-stops/>
      </style:paragraph-properties>
      <style:text-properties style:font-name="Andale Mono" fo:font-size="12pt" fo:language="en" fo:country="US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>
        <style:tab-stops/>
      </style:paragraph-properties>
      <style:text-properties style:font-name="Andale Mono"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>
        <style:tab-stops/>
      </style:paragraph-properties>
      <style:text-properties style:font-name="Century Gothic1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>
        <style:tab-stops/>
      </style:paragraph-properties>
      <style:text-properties style:font-name="Century Gothic1"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>
        <style:tab-stops/>
      </style:paragraph-properties>
      <style:text-properties style:font-name="Century Gothic1" fo:font-size="12pt" fo:language="en" fo:country="US" fo:font-weight="normal" style:font-size-asian="12pt" style:font-weight-asian="normal" style:font-size-complex="12pt" style:font-weight-complex="normal"/>
    </style:style>
    <style:style style:name="P18" style:family="paragraph" style:parent-style-name="Standard">
      <style:paragraph-properties>
        <style:tab-stops/>
      </style:paragraph-properties>
      <style:text-properties style:font-name="Century Gothic1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Andale Mono"/>
    </style:style>
    <style:style style:name="T4" style:family="text">
      <style:text-properties style:font-name="Andale Mono" fo:language="en" fo:country="US"/>
    </style:style>
    <style:style style:name="T5" style:family="text">
      <style:text-properties style:font-name="Andale Mono" fo:language="en" fo:country="US" fo:font-weight="normal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weight="normal" style:font-weight-asian="normal" style:font-weight-complex="normal"/>
    </style:style>
    <style:style style:name="T8" style:family="text">
      <style:text-properties style:font-name="Century Gothic1"/>
    </style:style>
    <style:style style:name="T9" style:family="text">
      <style:text-properties style:font-name="Century Gothic1" fo:language="en" fo:country="US"/>
    </style:style>
    <style:style style:name="T10" style:family="text">
      <style:text-properties fo:color="#000000" style:text-underline-style="solid" style:text-underline-width="auto" style:text-underline-color="font-color"/>
    </style:style>
    <style:style style:name="T11" style:family="text">
      <style:text-properties style:font-name="Andale Mono"/>
    </style:style>
    <style:style style:name="T12" style:family="text">
      <style:text-properties style:font-name="Andale Mono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ubtitle">Subject : </text:p>
      <text:p text:style-name="P11"><text:tab/>- Method<text:line-break/><text:tab/>- Exception</text:p>
      <text:p text:style-name="P3"/>
      <text:p text:style-name="P3"/>
      <text:p text:style-name="P4">Objective :</text:p>
      <text:list xml:id="list283233016" text:style-name="WW8Num12">
        <text:list-item>
          <text:p text:style-name="P12">Memahami Method</text:p>
        </text:list-item>
        <text:list-item>
          <text:p text:style-name="P12">Memahami Exception</text:p>
        </text:list-item>
      </text:list>
      <text:p text:style-name="P5"/>
      <text:p text:style-name="P6">Tugas praktikum :</text:p>
      <text:p text:style-name="P6"/>
      <text:p text:style-name="P7"><text:span text:style-name="T1">Praktikum Soal 1<text:line-break/><text:line-break/><text:tab/></text:span><text:span text:style-name="T2">1. Buatlah file </text:span><text:span text:style-name="T7">TryCatchException</text:span><text:span text:style-name="T2">.java.</text:span></text:p>
      <text:p text:style-name="P8"><text:tab/>2. Edit file <text:span text:style-name="T6">TryCatchException</text:span>.java dengan sintaks seperti ini :<text:line-break/><text:line-break/><text:tab/><text:span text:style-name="T3">import java.io.*; </text:span></text:p>
      <text:p text:style-name="P2"/>
      <text:p text:style-name="P2"><text:tab/>public class TryCatchException { </text:p>
      <text:p text:style-name="P2"><text:tab/><text:tab/>static BufferedReader input = new BufferedReader(new </text:p>
      <text:p text:style-name="P2"><text:tab/><text:tab/>InputStreamReader(System.in)); </text:p>
      <text:p text:style-name="P2"><text:tab/><text:tab/>public static void main(String[] args) { </text:p>
      <text:p text:style-name="P2"><text:tab/><text:tab/><text:tab/>try { </text:p>
      <text:p text:style-name="P2"><text:tab/><text:tab/><text:tab/><text:tab/>System.out.println("Choose one of the options, </text:p>
      <text:p text:style-name="P2"><text:tab/><text:tab/><text:tab/><text:tab/>(1-3) " + "\n\t1.) Steak" + "\n\t2.) Lobster" + </text:p>
      <text:p text:style-name="P2"><text:tab/><text:tab/><text:tab/><text:tab/>"\n\t3.) Cheeseburger"); </text:p>
      <text:p text:style-name="P2"><text:tab/><text:tab/><text:tab/><text:tab/>System.out.print("Masukan Pilihan Anda : "); </text:p>
      <text:p text:style-name="P2"><text:tab/><text:tab/><text:tab/><text:tab/>String choose = input.readLine(); </text:p>
      <text:p text:style-name="P2"><text:tab/><text:tab/><text:tab/><text:tab/>if(choose.equals("1")){ </text:p>
      <text:p text:style-name="P2"><text:tab/><text:tab/><text:tab/><text:tab/><text:tab/>System.out.println("Anda memilih </text:p>
      <text:p text:style-name="P2"><text:tab/><text:tab/><text:tab/><text:tab/><text:tab/>Steak :-)"); </text:p>
      <text:p text:style-name="P2"><text:tab/><text:tab/><text:tab/><text:tab/>} else if(choose.equals("2")){ </text:p>
      <text:p text:style-name="P2"><text:tab/><text:tab/><text:tab/><text:tab/><text:tab/>System.out.println("Anda memilih Lobster </text:p>
      <text:p text:style-name="P2"><text:tab/><text:tab/><text:tab/><text:tab/><text:tab/>:-D"); </text:p>
      <text:p text:style-name="P2"><text:tab/><text:tab/><text:tab/><text:tab/>} else if(choose.equals("3")){ </text:p>
      <text:p text:style-name="P2"><text:tab/><text:tab/><text:tab/><text:tab/><text:tab/>System.out.println("Anda memilih </text:p>
      <text:p text:style-name="P2"><text:tab/><text:tab/><text:tab/><text:tab/><text:tab/>Cheeseburger ;-)"); </text:p>
      <text:p text:style-name="P2"><text:tab/><text:tab/><text:tab/><text:tab/>} else { </text:p>
      <text:p text:style-name="P2"><text:tab/><text:tab/><text:tab/><text:tab/><text:tab/>throw new Exception("pilihan anda tidak </text:p>
      <text:p text:style-name="P2"><text:tab/><text:tab/><text:tab/><text:tab/><text:tab/>ada !"); </text:p>
      <text:p text:style-name="P2"><text:tab/><text:tab/><text:tab/><text:tab/>} </text:p>
      <text:p text:style-name="P2"><text:tab/><text:tab/><text:tab/>} catch (Exception e) { </text:p>
      <text:p text:style-name="P2"><text:tab/><text:tab/><text:tab/><text:tab/>System.out.println(e.getMessage()); </text:p>
      <text:p text:style-name="P2"><text:tab/><text:tab/><text:tab/>} </text:p>
      <text:p text:style-name="P2"><text:tab/><text:tab/>} </text:p>
      <text:p text:style-name="P2"><text:tab/>}<text:line-break/></text:p>
      <text:p text:style-name="P2"/>
      <text:p text:style-name="P8"><text:span text:style-name="T3"><text:line-break/></text:span><text:soft-page-break/><text:span text:style-name="T3"><text:tab/></text:span>3. Compile file <text:span text:style-name="T6">TryCatchException</text:span>.java menggunakan java compiler (javac) :<text:line-break/><text:line-break/><text:tab/><text:tab/><text:span text:style-name="T3">$ javac </text:span><text:span text:style-name="T4">TryCatchException</text:span><text:span text:style-name="T3">.java<text:line-break/><text:line-break/><text:tab/></text:span>4. Setelah kompilasi berhasil, running file <text:span text:style-name="T6">TryCatchException</text:span>.java </text:p>
      <text:p text:style-name="P8"><text:tab/> <text:s text:c="3"/>menggunakan perintah seperti berikut :<text:line-break/><text:tab/><text:line-break/><text:tab/><text:tab/><text:span text:style-name="T4">$ java TryCatchException </text:span><text:line-break/><text:tab/><text:tab/></text:p>
      <text:p text:style-name="P9"><text:tab/>5. Setelah proses running berhasil, lihat hasil running, jika berhasil akan</text:p>
      <text:p text:style-name="P9"><text:tab/> <text:s text:c="3"/>muncul tampilan seperti di bawah ini :</text:p>
      <text:p text:style-name="P9"/>
      <text:p text:style-name="P9"><text:tab/><text:tab/><text:span text:style-name="T3">Choose one of the options, (1-3) </text:span></text:p>
      <text:p text:style-name="P1"><text:tab/><text:tab/><text:tab/>1.) Steak </text:p>
      <text:p text:style-name="P1"><text:tab/><text:tab/><text:tab/>2.) Lobster </text:p>
      <text:p text:style-name="P1"><text:tab/><text:tab/><text:tab/>3.) Cheeseburger </text:p>
      <text:p text:style-name="P1"><text:tab/><text:tab/>Masukan Pilihan Anda :</text:p>
      <text:p text:style-name="P9"><text:tab/><text:tab/><text:line-break/><text:tab/>6. Setelah proses running tampil seperti di atas, coba isi dengan pilihan<text:line-break/><text:tab/> <text:s text:c="3"/>yang sudah di sediakan 1, 2, atau 3</text:p>
      <text:p text:style-name="P9"><text:tab/> <text:s text:c="3"/>jika sudah di pilih → klik ENTER, lalu dia akan memilih sesuai nilai yang <text:line-break/><text:tab/> <text:s text:c="3"/>sudah di tentukan, seperti tampilan di bawah ini :<text:line-break/><text:line-break/><text:tab/><text:tab/><text:span text:style-name="T3">Masukan Pilihan Anda : 1 </text:span></text:p>
      <text:p text:style-name="P1"><text:tab/><text:tab/>Anda memilih Steak :-) <text:line-break/><text:line-break/><text:tab/><text:span text:style-name="T8">7. Setelah keluar seperti di atas, coba running ulang, selanjutnya isi dengan <text:tab/> <text:s text:c="3"/>pilihan yang tidak di sediakan, misalkan : 4, nanti dia akan mengeluarkan <text:line-break/><text:tab/> <text:s text:c="3"/>Exception yang telah anda buat, seperti di bawah ini :<text:line-break/><text:line-break/><text:tab/><text:tab/></text:span>Masukan Pilihan Anda : 4 </text:p>
      <text:p text:style-name="P7"><text:span text:style-name="T5"><text:tab/><text:tab/>pilihan anda tidak ada ! </text:span><text:span text:style-name="T7"><text:line-break/></text:span></text:p>
      <text:p text:style-name="P6">Praktikum Soal 2</text:p>
      <text:p text:style-name="P6"/>
      <text:p text:style-name="P6"><text:tab/>Praktikum Soal 1<text:line-break/><text:line-break/><text:tab/><text:span text:style-name="T2">1. Buatlah file </text:span><text:span text:style-name="T7">WhiteSpaceException</text:span><text:span text:style-name="T2">.java.</text:span></text:p>
      <text:p text:style-name="P8"><text:tab/>2. Edit file <text:span text:style-name="T6">WhiteSpaceException</text:span>.java dengan sintaks seperti ini :<text:line-break/><text:line-break/><text:tab/><text:span text:style-name="T3"><text:tab/>public class WhiteSpaceException extends Exception{ </text:span></text:p>
      <text:p text:style-name="P2"><text:s text:c="4"/><text:tab/><text:tab/><text:tab/>public WhiteSpaceException() { </text:p>
      <text:p text:style-name="P2"><text:s text:c="8"/><text:tab/><text:tab/><text:tab/>super("Terjadi kesalahan : 'tidak boleh ada spasi <text:tab/><text:tab/><text:tab/><text:tab/>/ whitespace'"); </text:p>
      <text:p text:style-name="P2"><text:s text:c="4"/><text:tab/><text:tab/><text:tab/>} </text:p>
      <text:p text:style-name="P2"/>
      <text:p text:style-name="P2"><text:s text:c="4"/><text:tab/><text:tab/><text:tab/>public WhiteSpaceException(String text) { </text:p>
      <text:p text:style-name="P2"><text:s text:c="8"/><text:tab/><text:tab/><text:tab/>super("Terjadi kesalahan : 'tidak boleh ada spasi <text:tab/><text:tab/><text:tab/><text:tab/>/ whitespace', text : " + text); </text:p>
      <text:p text:style-name="P2"><text:soft-page-break/><text:s text:c="4"/><text:tab/><text:tab/><text:tab/>} </text:p>
      <text:p text:style-name="P2"><text:tab/><text:tab/>}</text:p>
      <text:p text:style-name="P8"><text:span text:style-name="T3"><text:line-break/></text:span><text:tab/>3. Compile file <text:span text:style-name="T6">WhiteSpaceException</text:span>.java menggunakan java compiler <text:line-break/><text:tab/> <text:s text:c="3"/>(javac) :<text:line-break/><text:line-break/><text:tab/><text:tab/><text:span text:style-name="T3">$ javac </text:span><text:span text:style-name="T4">WhiteSpaceException</text:span><text:span text:style-name="T3">.java<text:line-break/><text:line-break/><text:tab/></text:span>4. Setelah kompilasi berhasil, Buatlah file <text:span text:style-name="T6">WhiteSpaceMain</text:span>.java.<text:line-break/><text:tab/>5. Edit file <text:span text:style-name="T6">WhiteSpaceMain</text:span>.java dengan sintaks seperti ini :<text:span text:style-name="T4"><text:line-break/><text:line-break/><text:tab/><text:tab/>import java.util.Arrays; </text:span></text:p>
      <text:p text:style-name="P1"><text:tab/><text:tab/>import java.util.logging.Level; </text:p>
      <text:p text:style-name="P1"><text:tab/><text:tab/>import java.util.logging.Logger; </text:p>
      <text:p text:style-name="P1"/>
      <text:p text:style-name="P1"><text:tab/><text:tab/><text:tab/>public class WhiteSpaceMain { </text:p>
      <text:p text:style-name="P1"><text:s text:c="4"/><text:tab/><text:tab/><text:tab/><text:tab/>public static void main(String[] args) { </text:p>
      <text:p text:style-name="P1"><text:s text:c="8"/><text:tab/><text:tab/><text:tab/><text:tab/>try { </text:p>
      <text:p text:style-name="P1"><text:s text:c="12"/><text:tab/><text:tab/><text:tab/><text:tab/>input(); </text:p>
      <text:p text:style-name="P1"><text:s text:c="8"/><text:tab/><text:tab/><text:tab/><text:tab/>} catch (WhiteSpaceException ex) {<text:line-break/> <text:s text:c="28"/><text:tab/> Logger.getLogger(WhiteSpaceMain.class.<text:line-break/><text:tab/><text:tab/><text:tab/><text:tab/><text:tab/><text:tab/> getName()).log(Level.SEVERE, null, <text:line-break/><text:tab/><text:tab/><text:tab/><text:tab/><text:tab/><text:tab/> ex); </text:p>
      <text:p text:style-name="P1"><text:s text:c="8"/><text:tab/><text:tab/><text:tab/><text:tab/>} </text:p>
      <text:p text:style-name="P1"><text:s text:c="4"/><text:tab/><text:tab/><text:tab/><text:tab/>} </text:p>
      <text:p text:style-name="P1"><text:s text:c="4"/></text:p>
      <text:p text:style-name="P1"><text:s text:c="4"/><text:tab/><text:tab/><text:tab/><text:tab/>public static void input() throws<text:line-break/><text:tab/><text:tab/><text:tab/><text:tab/>WhiteSpaceException{ </text:p>
      <text:p text:style-name="P1"><text:s text:c="8"/><text:tab/><text:tab/><text:tab/><text:tab/>String username = "TidakBolehMemakaiSpasi"; </text:p>
      <text:p text:style-name="P1"><text:s text:c="8"/></text:p>
      <text:p text:style-name="P1"><text:s text:c="8"/><text:tab/><text:tab/><text:tab/><text:tab/>char[] charArray = username.toCharArray(); </text:p>
      <text:p text:style-name="P1"><text:s text:c="8"/><text:tab/><text:tab/><text:tab/><text:tab/>for (char c : charArray) { </text:p>
      <text:p text:style-name="P1"><text:s text:c="12"/><text:tab/><text:tab/><text:tab/><text:tab/>if(c == ' '){ </text:p>
      <text:p text:style-name="P1"><text:s text:c="16"/><text:tab/><text:tab/><text:tab/><text:tab/>throw new WhiteSpaceException<text:line-break/><text:tab/><text:tab/><text:tab/><text:tab/><text:tab/><text:tab/><text:tab/>(username); </text:p>
      <text:p text:style-name="P1"><text:s text:c="12"/><text:tab/><text:tab/><text:tab/><text:tab/>} </text:p>
      <text:p text:style-name="P1"><text:s text:c="8"/><text:tab/><text:tab/><text:tab/><text:tab/>} </text:p>
      <text:p text:style-name="P1"><text:s text:c="8"/></text:p>
      <text:p text:style-name="P1"><text:s text:c="8"/><text:tab/><text:tab/><text:tab/><text:tab/>System.out.println("Kalimat ini " + <text:line-break/><text:tab/><text:tab/><text:tab/><text:tab/><text:tab/>username); </text:p>
      <text:p text:style-name="P1"><text:s text:c="4"/><text:tab/><text:tab/><text:tab/><text:tab/>} </text:p>
      <text:p text:style-name="P1"><text:s text:c="12"/></text:p>
      <text:p text:style-name="P8"><text:span text:style-name="T4"><text:tab/><text:tab/><text:tab/>}</text:span><text:line-break/><text:tab/><text:tab/></text:p>
      <text:p text:style-name="P9"><text:tab/>6. Compile file WhiteSpaceMain.java menggunakan java compiler (javac) :</text:p>
      <text:p text:style-name="P9"/>
      <text:p text:style-name="P9"><text:tab/><text:tab/><text:span text:style-name="T3">$ javac WhiteSpaceMain.java <text:s text:c="4"/></text:span></text:p>
      <text:p text:style-name="P9"><text:tab/><text:tab/><text:line-break/><text:tab/>7. Setelah kompilasi berhasil, running file WhiteSpaceMain.java <text:line-break/><text:soft-page-break/><text:tab/> <text:s text:c="3"/>menggunakan perintah seperti berikut :<text:span text:style-name="T3"><text:line-break/><text:tab/><text:line-break/><text:tab/><text:tab/>$ java WhiteSpaceMain<text:line-break/><text:line-break/><text:tab/></text:span>8. Setelah proses running berhasil, lihat hasil running, jika berhasil akan</text:p>
      <text:p text:style-name="P7"><text:span text:style-name="T7"><text:tab/> <text:s text:c="3"/>muncul tampilan seperti di bawah ini :<text:line-break/><text:line-break/><text:tab/></text:span><text:span text:style-name="T5"><text:tab/>Kalimat ini TidakBolehMemakaiSpasi <text:line-break/><text:line-break/></text:span><text:span text:style-name="T7"><text:tab/>9. Jika pada file WhiteSpaceMain.java, kalimat “TidakBolehMemakaiSpasi” di <text:tab/> <text:s text:c="3"/>ganti “Tidak Boleh Memakai Spasi”, lalu compile ulang file <text:tab/> <text:line-break/><text:tab/> <text:s text:c="3"/>WhiteSpaceMain.java , selanjutnya running kembali file WhiteSpaceMain, <text:line-break/><text:tab/> <text:s text:c="3"/>setelah running berhasil, dia akan mengeluarkan Exception yang telah <text:line-break/><text:tab/> <text:s text:c="3"/>anda buat :<text:line-break/><text:line-break/><text:tab/><text:tab/></text:span><text:span text:style-name="T5">SEVERE: null </text:span></text:p>
      <text:p text:style-name="P1"><text:tab/><text:tab/>WhiteSpaceException: Terjadi kesalahan : 'tidak boleh ada <text:line-break/><text:tab/> <text:s text:c="4"/>spasi / whitespace', text : Tidak Boleh Memakai Spasi </text:p>
      <text:p text:style-name="P1"><text:tab/><text:tab/><text:tab/>at WhiteSpaceMain.input(WhiteSpaceMain.java:20) </text:p>
      <text:p text:style-name="P6"><text:span text:style-name="T5"><text:tab/><text:tab/><text:tab/>at WhiteSpaceMain.main(WhiteSpaceMain.java:8) </text:span></text:p>
      <text:p text:style-name="P9"><text:line-break/></text:p>
      <text:p text:style-name="P10">Praktikum Soal 3</text:p>
      <text:p text:style-name="P9"/>
      <text:p text:style-name="P9"><text:tab/>1. Buatlah file <text:span text:style-name="T8">ExceptionTest</text:span>.java.</text:p>
      <text:p text:style-name="P8"><text:tab/>2. Edit file <text:span text:style-name="T9">ExceptionTest</text:span>.java dengan sintaks seperti ini :<text:line-break/><text:line-break/><text:tab/><text:tab/><text:span text:style-name="T3">import java.util.*; </text:span></text:p>
      <text:p text:style-name="P2"/>
      <text:p text:style-name="P2"><text:tab/><text:tab/>public class ExceptionTest { </text:p>
      <text:p text:style-name="P2"><text:tab/><text:tab/><text:tab/>public static void main(String[] args) { </text:p>
      <text:p text:style-name="P2"><text:tab/><text:tab/><text:tab/><text:tab/>Scanner input = new Scanner(System.in); </text:p>
      <text:p text:style-name="P2"><text:tab/><text:tab/><text:tab/><text:tab/>int x = 1; </text:p>
      <text:p text:style-name="P2"/>
      <text:p text:style-name="P2"><text:tab/><text:tab/><text:tab/><text:tab/>do { </text:p>
      <text:p text:style-name="P2"><text:tab/><text:tab/><text:tab/><text:tab/>try { </text:p>
      <text:p text:style-name="P2"><text:tab/><text:tab/><text:tab/><text:tab/><text:tab/>System.out.println("Enter first num : "); </text:p>
      <text:p text:style-name="P2"><text:tab/><text:tab/><text:tab/><text:tab/><text:tab/>int n1 = input.nextInt(); </text:p>
      <text:p text:style-name="P2"><text:tab/><text:tab/><text:tab/><text:tab/><text:tab/>System.out.println("Enter second num : "); </text:p>
      <text:p text:style-name="P2"><text:tab/><text:tab/><text:tab/><text:tab/><text:tab/>int n2 = input.nextInt(); </text:p>
      <text:p text:style-name="P2"><text:tab/><text:tab/><text:tab/><text:tab/><text:tab/>int sum = n1/n2; </text:p>
      <text:p text:style-name="P2"><text:tab/><text:tab/><text:tab/><text:tab/><text:tab/>System.out.println(sum); </text:p>
      <text:p text:style-name="P2"><text:tab/><text:tab/><text:tab/><text:tab/><text:tab/>x = 2;<text:tab/> </text:p>
      <text:p text:style-name="P2"><text:tab/><text:tab/><text:tab/><text:tab/> </text:p>
      <text:p text:style-name="P2"><text:tab/><text:tab/><text:tab/><text:tab/>} catch (Exception e) { </text:p>
      <text:p text:style-name="P2"><text:tab/><text:tab/><text:tab/><text:tab/><text:tab/>System.out.println("You cant do that"); </text:p>
      <text:p text:style-name="P2"><text:tab/><text:tab/><text:tab/><text:tab/>} </text:p>
      <text:p text:style-name="P2"><text:tab/><text:tab/><text:tab/><text:tab/>} while (x == 1); </text:p>
      <text:p text:style-name="P2"><text:tab/><text:tab/><text:tab/>} </text:p>
      <text:p text:style-name="P8"><text:soft-page-break/><text:span text:style-name="T3"><text:tab/><text:tab/>}<text:line-break/><text:line-break/><text:tab/></text:span>3. Compile file <text:span text:style-name="T9">ExceptionTest</text:span>.java menggunakan java compiler (javac) :<text:line-break/><text:line-break/><text:tab/><text:tab/><text:span text:style-name="T3">$ javac </text:span><text:span text:style-name="T4">ExceptionTest</text:span><text:span text:style-name="T3">.java<text:line-break/><text:line-break/><text:tab/></text:span>4. Setelah kompilasi berhasil, running file <text:span text:style-name="T9">ExceptionTest</text:span>.java <text:line-break/><text:tab/> <text:s text:c="3"/>menggunakan perintah seperti berikut :<text:line-break/><text:tab/><text:line-break/><text:tab/><text:tab/><text:span text:style-name="T4">$ java ExceptionTest </text:span><text:line-break/><text:tab/><text:tab/></text:p>
      <text:p text:style-name="P9"><text:tab/>5. Setelah proses running berhasil, lihat hasil running, jika berhasil akan</text:p>
      <text:p text:style-name="P8"><text:span text:style-name="T6"><text:tab/> <text:s text:c="3"/>muncul tampilan seperti di bawah ini :<text:line-break/></text:span><text:span text:style-name="T4"><text:line-break/><text:tab/><text:tab/>Enter first num :<text:line-break/><text:line-break/><text:tab/></text:span><text:span text:style-name="T9">6. Setelah muncul tampilan diatas, coba anda isi dengan angka, misalkan <text:s/>: <text:line-break/><text:tab/> <text:s text:c="3"/>40 → klik ENTER, jika berhasil akan muncul tampilan seperti di bawah ini :</text:span></text:p>
      <text:p text:style-name="P9"/>
      <text:p text:style-name="P9"><text:tab/><text:tab/><text:span text:style-name="T3">Enter first num : </text:span></text:p>
      <text:p text:style-name="P1"><text:tab/><text:tab/>40 </text:p>
      <text:p text:style-name="P1"><text:tab/><text:tab/>Enter second num :<text:line-break/><text:line-break/><text:tab/><text:span text:style-name="T8">7. Setelah muncul tampilan diatas, coba anda isi kembali dengan angka, <text:line-break/><text:tab/> <text:s text:c="3"/>misalkan <text:s/>: 10 → klik ENTER, jika berhasil akan muncul tampilan seperti di <text:tab/> <text:s text:c="3"/>bawah ini :<text:line-break/><text:line-break/><text:tab/><text:tab/></text:span>Enter first num : </text:p>
      <text:p text:style-name="P1"><text:tab/><text:tab/>40 </text:p>
      <text:p text:style-name="P1"><text:tab/><text:tab/>Enter second num : </text:p>
      <text:p text:style-name="P1"><text:tab/><text:tab/>10 </text:p>
      <text:p text:style-name="P1"><text:tab/><text:tab/>4 <text:line-break/><text:line-break/><text:tab/>8<text:span text:style-name="T8">. Setelah muncul tampilan diatas, coba anda ulangi kembali dengan input <text:line-break/><text:tab/> <text:s text:c="3"/>perintah pertama dengan nilai : 40, dan untuk perintah kedua : 0, → klik <text:line-break/><text:tab/> <text:s text:c="3"/>ENTER, jika berhasil akan muncul tampilan seperti di bawah ini :<text:line-break/><text:line-break/><text:tab/><text:tab/></text:span>Enter first num : </text:p>
      <text:p text:style-name="P1"><text:tab/><text:tab/>40 </text:p>
      <text:p text:style-name="P1"><text:tab/><text:tab/>Enter second num : </text:p>
      <text:p text:style-name="P1"><text:tab/><text:tab/>0 </text:p>
      <text:p text:style-name="P1"><text:tab/><text:tab/><text:span text:style-name="T10">You cant do that </text:span></text:p>
      <text:p text:style-name="P2"><text:span text:style-name="T6"><text:tab/><text:tab/>Enter first num : <text:line-break/><text:line-break/><text:tab/></text:span><text:span text:style-name="T9">9. Setelah muncul tampilan diatas, perhatikan kalimat yang saya garis <text:line-break/><text:tab/> <text:s text:c="3"/>bawahin, itu adalah Exception Handling yang telah anda buat. Jika anda <text:line-break/><text:tab/> <text:s text:c="3"/></text:span><text:span text:style-name="T9">isi perintah pertama dengan angka : 40 dan perintah kedua anda isi <text:line-break/><text:tab/> <text:s text:c="3"/>dengan huruf, misalnya : e, → klik ENTER, maka dia akan melakukan <text:line-break/><text:tab/> <text:s text:c="3"/>perulangan Exception yang telah anda buat, seperti di bawah ini :<text:line-break/></text:span><text:soft-page-break/><text:span text:style-name="T9"><text:line-break/><text:tab/><text:tab/></text:span><text:span text:style-name="T6">Enter first num : </text:span></text:p>
      <text:p text:style-name="P1"><text:tab/><text:tab/>You cant do that </text:p>
      <text:p text:style-name="P1"><text:tab/><text:tab/>Enter first num : </text:p>
      <text:p text:style-name="P1"><text:tab/><text:tab/>You cant do that </text:p>
      <text:p text:style-name="P1"><text:tab/><text:tab/>Enter first num : </text:p>
      <text:p text:style-name="P1"><text:tab/><text:tab/>You cant do that <text:line-break/><text:tab/><text:tab/>…......................<text:line-break/></text:p>
      <text:p text:style-name="P1"/>
      <text:p text:style-name="P10">Praktikum Soal 4</text:p>
      <text:p text:style-name="P9"/>
      <text:p text:style-name="P9"><text:tab/>1. Buatlah file Person.java.</text:p>
      <text:p text:style-name="P8"><text:tab/>2. Edit file <text:span text:style-name="T6">Person</text:span>.java dengan sintaks seperti ini :<text:line-break/><text:line-break/><text:tab/><text:tab/><text:span text:style-name="T3">public class Person { </text:span></text:p>
      <text:p text:style-name="P2"><text:tab/><text:tab/><text:tab/>public static void simpleMessage(String name) { </text:p>
      <text:p text:style-name="P2"><text:tab/><text:tab/><text:tab/><text:tab/>System.out.println("Hello " + name); </text:p>
      <text:p text:style-name="P2"><text:tab/><text:tab/><text:tab/>} </text:p>
      <text:p text:style-name="P8"><text:span text:style-name="T3"><text:tab/><text:tab/>}<text:line-break/><text:line-break/><text:tab/></text:span>3. Compile file <text:span text:style-name="T6">Person</text:span>.java menggunakan java compiler (javac) :<text:line-break/><text:line-break/><text:tab/><text:tab/><text:span text:style-name="T3">$ javac </text:span><text:span text:style-name="T4">Person</text:span><text:span text:style-name="T3">.java <text:s text:c="3"/><text:line-break/><text:line-break/><text:tab/></text:span>4. Setelah kompilasi berhasil, <text:span text:style-name="T6">Buatlah file Method.java.</text:span></text:p>
      <text:p text:style-name="P8"><text:span text:style-name="T6"><text:tab/>5. Edit file Method.java dengan sintaks seperti ini :<text:line-break/></text:span><text:span text:style-name="T4"><text:line-break/><text:tab/><text:tab/>import java.util.Scanner; </text:span></text:p>
      <text:p text:style-name="P1"/>
      <text:p text:style-name="P1"><text:tab/><text:tab/>public class Method { </text:p>
      <text:p text:style-name="P1"><text:tab/><text:tab/><text:tab/>public static void main(String[] args) { </text:p>
      <text:p text:style-name="P1"><text:tab/><text:tab/><text:tab/><text:tab/>Scanner input = new Scanner(System.in); </text:p>
      <text:p text:style-name="P1"><text:tab/><text:tab/><text:tab/><text:tab/><text:span text:style-name="T3">Person</text:span> personObject = new <text:span text:style-name="T3">Person</text:span>(); </text:p>
      <text:p text:style-name="P1"><text:tab/><text:tab/> </text:p>
      <text:p text:style-name="P1"><text:tab/><text:tab/><text:tab/><text:tab/>System.out.println("Enter your name here : "); </text:p>
      <text:p text:style-name="P1"><text:tab/><text:tab/><text:tab/><text:tab/>String name = input.nextLine(); </text:p>
      <text:p text:style-name="P1"/>
      <text:p text:style-name="P1"><text:tab/><text:tab/><text:tab/><text:tab/>personObject.simpleMessage(name); </text:p>
      <text:p text:style-name="P1"><text:tab/><text:tab/><text:tab/>} </text:p>
      <text:p text:style-name="P2"><text:span text:style-name="T6"><text:tab/><text:tab/>} <text:line-break/></text:span><text:span text:style-name="T9"><text:line-break/><text:tab/>6. Compile file Method.java menggunakan java compiler (javac) :<text:line-break/><text:line-break/><text:tab/><text:tab/></text:span><text:span text:style-name="T6">$ javac Method.java<text:line-break/></text:span><text:span text:style-name="T9"><text:line-break/><text:tab/>7. Setelah kompilasi berhasil, running file Method.java menggunakan</text:span></text:p>
      <text:p text:style-name="P8"><text:span text:style-name="T6"><text:tab/> <text:s text:c="3"/>perintah seperti berikut :</text:span><text:span text:style-name="T4"><text:line-break/><text:tab/><text:line-break/></text:span><text:soft-page-break/><text:span text:style-name="T4"><text:tab/><text:tab/>$ java Method<text:line-break/><text:line-break/></text:span><text:span text:style-name="T6"><text:tab/>8. Setelah proses running berhasil, lihat hasil running, jika berhasil akan</text:span></text:p>
      <text:p text:style-name="P8"><text:span text:style-name="T6"><text:tab/> <text:s text:c="3"/>muncul tampilan seperti di bawah ini :<text:line-break/><text:line-break/><text:tab/><text:tab/></text:span><text:span text:style-name="T4">Enter your name here : <text:line-break/><text:line-break/><text:tab/></text:span><text:span text:style-name="T6">9. Setelah muncul tampilan diatas, coba kamu isi dengan nama lengkap <text:line-break/><text:tab/> <text:s text:c="3"/>kamu → klik ENTER, jika berhasil akan muncul tampilan seperti di bawah <text:line-break/><text:tab/> <text:s text:c="3"/>ini :<text:line-break/><text:line-break/><text:tab/><text:tab/></text:span><text:span text:style-name="T4">Enter your name her e :</text:span></text:p>
      <text:p text:style-name="P1"><text:tab/><text:tab/>Andi Pratama </text:p>
      <text:p text:style-name="P1"><text:tab/><text:tab/>Hello Andi Pratam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entury Gothic1" svg:font-family="'Century Gothic'" style:font-family-generic="swiss"/>
    <style:font-face style:name="Andale Mono" svg:font-family="'Andale Mono'" style:font-pitch="fixed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IcedEarth" svg:font-family="IcedEarth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IcedEarth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ubtitle" style:family="paragraph" style:parent-style-name="Standard" style:next-style-name="Text_20_body" style:class="chapter">
      <style:text-properties style:font-name="Century Gothic" fo:language="en" fo:country="US" fo:font-weight="bold" style:font-weight-asian="bold"/>
    </style:style>
    <style:style style:name="WW8Num12z0" style:family="text">
      <style:text-properties style:font-name="Courier New"/>
    </style:style>
    <style:style style:name="WW8Num12z2" style:family="text">
      <style:text-properties style:font-name="Wingdings"/>
    </style:style>
    <style:style style:name="WW8Num12z3" style:family="text">
      <style:text-properties style:font-name="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2">
      <text:list-level-style-bullet text:level="1" text:style-name="WW8Num12z0" style:num-suffix="." text:bullet-char="o">
        <style:list-level-properties text:space-before="0.25in" text:min-label-width="0.25in"/>
        <style:text-properties style:font-name="Courier New1"/>
      </text:list-level-style-bullet>
      <text:list-level-style-number text:level="2" style:num-suffix="." style:num-format="1">
        <style:list-level-properties text:space-before="0.75in" text:min-label-width="0.25in"/>
      </text:list-level-style-number>
      <text:list-level-style-bullet text:level="3" text:style-name="WW8Num1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2z3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2z3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zwan </meta:initial-creator>
    <meta:creation-date>2011-10-16T18:06:58</meta:creation-date>
    <dc:date>2011-10-19T11:11:33</dc:date>
    <dc:creator>izwan </dc:creator>
    <meta:editing-duration>PT00H29M18S</meta:editing-duration>
    <meta:editing-cycles>9</meta:editing-cycles>
    <meta:generator>OpenOffice.org/3.2$Linux OpenOffice.org_project/320m12$Build-9483</meta:generator>
    <meta:document-statistic meta:table-count="0" meta:image-count="0" meta:object-count="0" meta:page-count="7" meta:paragraph-count="156" meta:word-count="1058" meta:character-count="8301"/>
  </office:meta>
</office:document-meta>
</file>